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70000021FD91104FD4E6C3D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25cm" fo:min-width="4.5cm"/>
      <style:paragraph-properties style:writing-mode="lr-tb"/>
    </style:style>
    <style:style style:name="gr3" style:family="graphic" style:parent-style-name="standard">
      <style:graphic-properties svg:stroke-width="0.212cm" svg:stroke-color="#ff0000" draw:marker-start="Puntas_20_de_20_flecha_20_4" draw:marker-start-width="0.618cm" draw:marker-end-width="0.518cm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/>
    </style:style>
    <style:style style:name="P3" style:family="paragraph">
      <loext:graphic-properties draw:fill-color="#cccccc"/>
      <style:paragraph-properties fo:text-align="center"/>
      <style:text-properties fo:font-style="italic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8.228cm" svg:height="14.366cm" svg:x="2.25cm" svg:y="4.25cm">
          <draw:image xlink:href="Pictures/10000001000001370000021FD91104FD4E6C3DB2.png" xlink:type="simple" xlink:show="embed" xlink:actuate="onLoad" draw:mime-type="image/png">
            <text:p/>
          </draw:image>
        </draw:frame>
        <draw:custom-shape draw:style-name="gr2" draw:text-style-name="P3" draw:layer="layout" svg:width="5cm" svg:height="1.5cm" svg:x="12.55cm" svg:y="6cm">
          <text:p text:style-name="P2">ImageView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1" draw:layer="layout" svg:x1="8.25cm" svg:y1="7.75cm" svg:x2="12.5cm" svg:y2="6.75cm">
          <text:p/>
        </draw:line>
        <draw:custom-shape draw:style-name="gr2" draw:text-style-name="P3" draw:layer="layout" svg:width="5cm" svg:height="1.5cm" svg:x="12.451cm" svg:y="10.001cm">
          <text:p text:style-name="P2">TextView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1" draw:layer="layout" svg:x1="7.001cm" svg:y1="11.251cm" svg:x2="12.501cm" svg:y2="10.751cm">
          <text:p/>
        </draw:line>
        <draw:custom-shape draw:style-name="gr2" draw:text-style-name="P3" draw:layer="layout" svg:width="5cm" svg:height="1.5cm" svg:x="12.45cm" svg:y="12.5cm">
          <text:p text:style-name="P2">EditText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1" draw:layer="layout" svg:x1="7.25cm" svg:y1="14.25cm" svg:x2="12.5cm" svg:y2="13.25cm">
          <text:p/>
        </draw:line>
        <draw:custom-shape draw:style-name="gr2" draw:text-style-name="P3" draw:layer="layout" svg:width="5cm" svg:height="1.5cm" svg:x="12.451cm" svg:y="15.001cm">
          <text:p text:style-name="P2">Button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1" draw:layer="layout" svg:x1="8.75cm" svg:y1="16cm" svg:x2="12.501cm" svg:y2="15.751cm">
          <text:p/>
        </draw:line>
        <draw:line draw:style-name="gr3" draw:text-style-name="P1" draw:layer="layout" svg:x1="7cm" svg:y1="13cm" svg:x2="12.5cm" svg:y2="13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0T15:00:43.035179190</meta:creation-date>
    <dc:date>2023-04-20T15:06:48.975157516</dc:date>
    <meta:editing-duration>PT6M8S</meta:editing-duration>
    <meta:editing-cycles>1</meta:editing-cycles>
    <meta:document-statistic meta:object-count="10"/>
    <meta:generator>LibreOffice/7.3.7.2$Linux_X86_64 LibreOffice_project/30$Build-2</meta:generator>
  </office:meta>
</office:document-meta>
</file>